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3d0d4" officeooo:paragraph-rsid="0003d0d4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3d0d4" officeooo:paragraph-rsid="0003d0d4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3d0d4" officeooo:paragraph-rsid="0006be06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3a29e" officeooo:paragraph-rsid="000738a4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normal" officeooo:rsid="0003d0d4" officeooo:paragraph-rsid="0003d0d4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officeooo:rsid="0003d0d4" officeooo:paragraph-rsid="0006be0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8023a" officeooo:paragraph-rsid="0008023a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fo:font-weight="normal" officeooo:rsid="0006c4e1" officeooo:paragraph-rsid="0006c4e1" style:font-size-asian="14pt" style:font-weight-asian="normal" style:font-size-complex="14pt" style:font-weight-complex="normal"/>
    </style:style>
    <style:style style:name="T1" style:family="text">
      <style:text-properties officeooo:rsid="0003d0d4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06be06"/>
    </style:style>
    <style:style style:name="T4" style:family="text">
      <style:text-properties officeooo:rsid="0006be06"/>
    </style:style>
    <style:style style:name="T5" style:family="text">
      <style:text-properties officeooo:rsid="000738a4"/>
    </style:style>
    <style:style style:name="T6" style:family="text">
      <style:text-properties officeooo:rsid="000802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Realizar un script</text:span> que saque un listado de los permiso<text:span text:style-name="T6">s</text:span> de los ficheros <text:span text:style-name="T4">y directorios creados en marzo </text:span>de la carpeta personal <text:span text:style-name="T1">del usuario. </text:span></text:p>
      <text:p text:style-name="P5"/>
      <text:p text:style-name="P7">El script tiene que sacar las líneas que sean de marzo y los caracteres correspondientes a los permisos.</text:p>
      <text:p text:style-name="P6"/>
      <text:p text:style-name="P8">Orientaciones: Usar cut, gre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5:36:54.194000000</meta:creation-date>
    <dc:date>2024-03-18T20:45:22.648000000</dc:date>
    <meta:editing-duration>PT25M39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" meta:word-count="46" meta:character-count="272" meta:non-whitespace-character-count="228"/>
  </office:meta>
</office:document-meta>
</file>